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style:style style:name="T59" style:family="text">
      <style:text-properties officeooo:rsid="0072ac01"/>
    </style:style>
    <style:style style:name="T60" style:family="text">
      <style:text-properties officeooo:rsid="007452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3583312139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3535645123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ż Magiczną Istotę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45236279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ave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10508696402691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1281463694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h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2604962062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ae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60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4098849401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2465146516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s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739279424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z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370715035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1922707542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261380647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1421050746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9">(Krótki Lot)</text:span></text:p>
            </text:list-item>
            <text:list-item>
              <text:p text:style-name="P103">Cypher Pod <text:span text:style-name="T59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<text:soft-page-break/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655471868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<text:soft-page-break/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4039669644" text:style-name="L14">
        <text:list-item>
          <text:p text:style-name="P108">Object Bond (Więź z Obiektem)</text:p>
        </text:list-item>
        <text:list-item>
          <text:p text:style-name="P109">Object Bond Mastery (Mistrzostwo Więzi <text:s/>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3412263957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<text:soft-page-break/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4255212052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iu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<text:soft-page-break/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1767486082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<text:soft-page-break/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2339382565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<text:soft-page-break/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<text:soft-page-break/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1346692633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<text:soft-page-break/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<text:soft-page-break/>Two Things at Once (Dwie Sprawy na Raz)</text:p>
        </text:list-item>
      </text:list>
      <text:p text:style-name="P40"/>
      <text:p text:style-name="P41">U</text:p>
      <text:p text:style-name="P40"/>
      <text:list xml:id="list971900827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4100374556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4017318001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<text:soft-page-break/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3586633240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3014342216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5-15T01:05:06.017000000</dc:date>
    <meta:editing-duration>PT15H55M46S</meta:editing-duration>
    <meta:editing-cycles>55</meta:editing-cycles>
    <meta:document-statistic meta:table-count="0" meta:image-count="0" meta:object-count="0" meta:page-count="23" meta:paragraph-count="1134" meta:word-count="5794" meta:character-count="38371" meta:non-whitespace-character-count="34811"/>
  </office:meta>
</office:document-meta>
</file>